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Poppins" svg:font-family="Poppins, arial"/>
    <style:font-face style:name="Poppins1" svg:font-family="Poppins, sans-serif"/>
    <style:font-face style:name="Poppins2" svg:font-family="Poppins, 'trebuchet ms'"/>
    <style:font-face style:name="inherit" svg:font-family="inherit"/>
    <style:font-face style:name="open sans" svg:font-family="'open sans', sans-serif"/>
  </office:font-face-decls>
  <office:automatic-styles>
    <style:style style:name="P1" style:family="paragraph" style:parent-style-name="Standard">
      <style:text-properties officeooo:rsid="00113fc1" officeooo:paragraph-rsid="00135b5f"/>
    </style:style>
    <style:style style:name="P2" style:family="paragraph" style:parent-style-name="Standard">
      <style:text-properties officeooo:paragraph-rsid="00113fc1"/>
    </style:style>
    <style:style style:name="P3" style:family="paragraph" style:parent-style-name="Standard">
      <style:text-properties officeooo:paragraph-rsid="00135b5f"/>
    </style:style>
    <style:style style:name="P4" style:family="paragraph" style:parent-style-name="Standard">
      <style:text-properties officeooo:paragraph-rsid="001533c4"/>
    </style:style>
    <style:style style:name="P5" style:family="paragraph" style:parent-style-name="Standard">
      <style:text-properties officeooo:paragraph-rsid="0016867d"/>
    </style:style>
    <style:style style:name="P6"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7" style:family="paragraph" style:parent-style-name="Standard">
      <style:text-properties fo:color="#000000" loext:opacity="100%" style:font-name="Caladea" fo:font-size="12pt" fo:font-weight="bold" officeooo:rsid="00113fc1" officeooo:paragraph-rsid="00113fc1" style:font-size-asian="12pt" style:font-weight-asian="bold" style:font-size-complex="12pt" style:font-weight-complex="bold"/>
    </style:style>
    <style:style style:name="P8" style:family="paragraph" style:parent-style-name="Standard">
      <style:text-properties fo:color="#000000" loext:opacity="100%" style:font-name="Caladea" fo:font-size="12pt" fo:font-weight="bold" officeooo:rsid="00113fc1" officeooo:paragraph-rsid="001533c4" style:font-size-asian="12pt" style:font-weight-asian="bold" style:font-size-complex="12pt" style:font-weight-complex="bold"/>
    </style:style>
    <style:style style:name="P9" style:family="paragraph" style:parent-style-name="Standard">
      <style:text-properties fo:color="#000000" loext:opacity="100%" style:font-name="Caladea" fo:font-size="12pt" fo:font-weight="bold" officeooo:rsid="0016867d" officeooo:paragraph-rsid="0016867d" style:font-size-asian="12pt" style:font-weight-asian="bold" style:font-size-complex="12pt" style:font-weight-complex="bold"/>
    </style:style>
    <style:style style:name="P10" style:family="paragraph" style:parent-style-name="Standard">
      <style:text-properties fo:color="#000000" loext:opacity="100%" style:font-name="Caladea" fo:font-size="12pt" fo:font-weight="bold" officeooo:rsid="00113fc1" officeooo:paragraph-rsid="001533c4" fo:background-color="#92e285" style:font-size-asian="12pt" style:font-weight-asian="bold" style:font-size-complex="12pt" style:font-weight-complex="bold"/>
    </style:style>
    <style:style style:name="P11" style:family="paragraph" style:parent-style-name="Standard">
      <style:text-properties fo:color="#000000" loext:opacity="100%" style:font-name="Caladea" fo:font-size="12pt" fo:font-weight="bold" officeooo:rsid="00113fc1" officeooo:paragraph-rsid="00113fc1" fo:background-color="#92e285" style:font-size-asian="12pt" style:font-weight-asian="bold" style:font-size-complex="12pt" style:font-weight-complex="bold"/>
    </style:style>
    <style:style style:name="P12" style:family="paragraph" style:parent-style-name="Standard">
      <style:text-properties fo:color="#000000" loext:opacity="100%" style:font-name="Caladea" fo:font-size="12pt" fo:font-weight="bold" officeooo:rsid="00113fc1" officeooo:paragraph-rsid="00113fc1" fo:background-color="transparent" style:font-size-asian="12pt" style:font-weight-asian="bold" style:font-size-complex="12pt" style:font-weight-complex="bold"/>
    </style:style>
    <style:style style:name="P13" style:family="paragraph" style:parent-style-name="Standard">
      <style:text-properties fo:color="#000000" loext:opacity="100%" style:font-name="Caladea" fo:font-size="12pt" fo:font-weight="normal" officeooo:rsid="00113fc1" officeooo:paragraph-rsid="00113fc1" fo:background-color="#92e285" style:font-size-asian="12pt" style:font-weight-asian="normal" style:font-size-complex="12pt" style:font-weight-complex="normal"/>
    </style:style>
    <style:style style:name="P14" style:family="paragraph" style:parent-style-name="Standard">
      <style:text-properties fo:color="#000000" loext:opacity="100%" style:font-name="Caladea" fo:font-size="12pt" fo:font-weight="normal" officeooo:paragraph-rsid="00135b5f" style:font-size-asian="12pt" style:font-weight-asian="normal" style:font-size-complex="12pt" style:font-weight-complex="normal"/>
    </style:style>
    <style:style style:name="P15" style:family="paragraph" style:parent-style-name="Standard">
      <style:text-properties fo:color="#000000" loext:opacity="100%" style:font-name="Caladea" fo:font-size="12pt" fo:font-weight="normal" officeooo:rsid="00113fc1" officeooo:paragraph-rsid="00113fc1" style:font-size-asian="12pt" style:font-weight-asian="normal" style:font-size-complex="12pt" style:font-weight-complex="normal"/>
    </style:style>
    <style:style style:name="P16" style:family="paragraph" style:parent-style-name="Standard">
      <style:text-properties fo:color="#000000" loext:opacity="100%" style:font-name="Caladea" fo:font-size="12pt" fo:font-weight="normal" officeooo:rsid="00113fc1" officeooo:paragraph-rsid="00137c9e" style:font-size-asian="12pt" style:font-weight-asian="normal" style:font-size-complex="12pt" style:font-weight-complex="normal"/>
    </style:style>
    <style:style style:name="P17" style:family="paragraph" style:parent-style-name="Standard">
      <style:text-properties fo:color="#000000" loext:opacity="100%" style:font-name="Caladea" fo:font-size="12pt" fo:font-weight="normal" officeooo:rsid="00113fc1" officeooo:paragraph-rsid="001279e9" style:font-size-asian="12pt" style:font-weight-asian="normal" style:font-size-complex="12pt" style:font-weight-complex="normal"/>
    </style:style>
    <style:style style:name="P18" style:family="paragraph" style:parent-style-name="Standard">
      <style:text-properties fo:color="#000000" loext:opacity="100%" style:font-name="Caladea" fo:font-size="12pt" fo:font-weight="normal" officeooo:rsid="00113fc1" officeooo:paragraph-rsid="001533c4" style:font-size-asian="12pt" style:font-weight-asian="normal" style:font-size-complex="12pt" style:font-weight-complex="normal"/>
    </style:style>
    <style:style style:name="P19" style:family="paragraph" style:parent-style-name="Standard">
      <style:text-properties fo:color="#000000" loext:opacity="100%" style:font-name="Caladea" fo:font-size="12pt" fo:font-weight="normal" officeooo:paragraph-rsid="00113fc1" style:font-size-asian="12pt" style:font-weight-asian="normal" style:font-size-complex="12pt" style:font-weight-complex="normal"/>
    </style:style>
    <style:style style:name="P20" style:family="paragraph" style:parent-style-name="Standard">
      <style:text-properties fo:color="#000000" loext:opacity="100%" style:font-name="Caladea" fo:font-size="12pt" fo:font-weight="normal" officeooo:rsid="001279e9" officeooo:paragraph-rsid="001279e9" style:font-size-asian="12pt" style:font-weight-asian="normal" style:font-size-complex="12pt" style:font-weight-complex="normal"/>
    </style:style>
    <style:style style:name="P21" style:family="paragraph" style:parent-style-name="Standard">
      <style:text-properties fo:color="#000000" loext:opacity="100%" style:font-name="Caladea" fo:font-size="12pt" fo:font-weight="normal" officeooo:rsid="001217c3" officeooo:paragraph-rsid="001217c3" style:font-size-asian="12pt" style:font-weight-asian="normal" style:font-size-complex="12pt" style:font-weight-complex="normal"/>
    </style:style>
    <style:style style:name="P22" style:family="paragraph" style:parent-style-name="Standard">
      <style:text-properties fo:color="#000000" loext:opacity="100%" style:font-name="Caladea" fo:font-size="12pt" fo:font-weight="normal" officeooo:rsid="00113fc1" officeooo:paragraph-rsid="001533c4" fo:background-color="#f5cd53"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color="#000000" loext:opacity="100%" style:font-name="Caladea" fo:font-size="21pt" fo:font-style="italic" fo:font-weight="bold" officeooo:rsid="00113fc1" officeooo:paragraph-rsid="00113fc1" fo:background-color="transparent" style:font-size-asian="21pt" style:font-style-asian="italic" style:font-weight-asian="bold" style:font-size-complex="21pt" style:font-style-complex="italic" style:font-weight-complex="bold"/>
    </style:style>
    <style:style style:name="P24" style:family="paragraph" style:parent-style-name="Standard">
      <style:text-properties fo:color="#000000" loext:opacity="100%" style:font-name="Caladea" fo:font-weight="normal" officeooo:rsid="00113fc1" officeooo:paragraph-rsid="00113fc1" fo:background-color="#f5cd53" style:font-weight-asian="normal" style:font-weight-complex="normal"/>
    </style:style>
    <style:style style:name="P25" style:family="paragraph" style:parent-style-name="Standard">
      <style:text-properties fo:color="#000000" loext:opacity="100%" style:font-name="Caladea" fo:font-weight="normal" officeooo:rsid="00113fc1" officeooo:paragraph-rsid="00113fc1" fo:background-color="#92e285" style:font-weight-asian="normal" style:font-weight-complex="normal"/>
    </style:style>
    <style:style style:name="P26" style:family="paragraph" style:parent-style-name="Standard">
      <style:text-properties fo:color="#000000" loext:opacity="100%" style:font-name="Caladea" fo:font-weight="normal" officeooo:rsid="00113fc1" officeooo:paragraph-rsid="00113fc1" style:font-weight-asian="normal" style:font-weight-complex="normal"/>
    </style:style>
    <style:style style:name="P27" style:family="paragraph" style:parent-style-name="Standard">
      <style:paragraph-properties fo:text-align="center" style:justify-single-word="false"/>
      <style:text-properties fo:color="#000000" loext:opacity="100%" style:font-name="Caladea" fo:font-size="16pt" fo:font-weight="normal" officeooo:rsid="00113fc1" officeooo:paragraph-rsid="00113fc1" fo:background-color="#f5cd53" style:font-size-asian="16pt" style:font-weight-asian="normal" style:font-size-complex="16pt" style:font-weight-complex="normal"/>
    </style:style>
    <style:style style:name="P28" style:family="paragraph" style:parent-style-name="Standard">
      <style:text-properties fo:color="#000000" loext:opacity="100%" style:font-name="Caladea" fo:font-size="16pt" fo:font-weight="normal" officeooo:rsid="00113fc1" officeooo:paragraph-rsid="00113fc1" fo:background-color="#f5cd53" style:font-size-asian="16pt" style:font-weight-asian="normal" style:font-size-complex="16pt" style:font-weight-complex="normal"/>
    </style:style>
    <style:style style:name="P29" style:family="paragraph" style:parent-style-name="Standard">
      <style:text-properties fo:color="#000000" loext:opacity="100%" style:font-name="Caladea" fo:font-size="16pt" fo:font-weight="normal" officeooo:rsid="00113fc1" officeooo:paragraph-rsid="00113fc1" fo:background-color="#92e285" style:font-size-asian="16pt" style:font-weight-asian="normal" style:font-size-complex="16pt" style:font-weight-complex="normal"/>
    </style:style>
    <style:style style:name="P30" style:family="paragraph" style:parent-style-name="Standard">
      <style:text-properties fo:font-variant="normal" fo:text-transform="none" fo:color="#c80101" loext:opacity="100%" style:text-line-through-style="none" style:text-line-through-type="none" style:font-name="Caladea" fo:font-size="10.8000001907349pt" fo:letter-spacing="normal" fo:font-style="normal" style:text-underline-style="none" fo:font-weight="normal" officeooo:paragraph-rsid="00113fc1" style:text-blinking="false" loext:padding="0cm" loext:border="none"/>
    </style:style>
    <style:style style:name="P31" style:family="paragraph" style:parent-style-name="Standard">
      <style:text-properties fo:font-variant="normal" fo:text-transform="none" fo:color="#000000" loext:opacity="100%" style:font-name="Caladea" fo:font-size="12pt" fo:letter-spacing="normal" fo:font-weight="normal" officeooo:rsid="001279e9" officeooo:paragraph-rsid="001279e9" style:font-size-asian="12pt" style:font-weight-asian="normal" style:font-size-complex="12pt" style:font-weight-complex="normal"/>
    </style:style>
    <style:style style:name="P32" style:family="paragraph" style:parent-style-name="Standard">
      <style:text-properties fo:font-variant="normal" fo:text-transform="none" fo:color="#000000" loext:opacity="100%" style:font-name="Caladea" fo:font-size="12pt" fo:letter-spacing="normal" fo:font-style="normal" fo:font-weight="bold" officeooo:rsid="0016867d" officeooo:paragraph-rsid="0016867d" fo:background-color="#92e285" style:font-size-asian="12pt" style:font-weight-asian="bold" style:font-size-complex="12pt" style:font-weight-complex="bold" loext:padding="0cm" loext:border="none"/>
    </style:style>
    <style:style style:name="P33" style:family="paragraph" style:parent-style-name="Standard">
      <style:text-properties fo:font-variant="normal" fo:text-transform="none" fo:color="#111111" loext:opacity="100%" style:font-name="Caladea" fo:font-size="10.8000001907349pt" fo:letter-spacing="normal" fo:font-style="normal" fo:font-weight="bold" officeooo:rsid="0016867d" officeooo:paragraph-rsid="00113fc1" fo:background-color="#92e285" style:font-size-asian="12pt" style:font-weight-asian="bold" style:font-size-complex="12pt" style:font-weight-complex="bold" loext:padding="0cm" loext:border="none"/>
    </style:style>
    <style:style style:name="P34" style:family="paragraph" style:parent-style-name="Standard">
      <style:text-properties fo:font-variant="normal" fo:text-transform="none" fo:color="#111111" loext:opacity="100%" style:font-name="Caladea" fo:font-size="10.8000001907349pt" fo:letter-spacing="normal" fo:font-style="normal" fo:font-weight="bold" officeooo:rsid="0016867d" officeooo:paragraph-rsid="0016867d" fo:background-color="transparent" style:font-size-asian="12pt" style:font-weight-asian="bold" style:font-size-complex="12pt" style:font-weight-complex="bold" loext:padding="0cm" loext:border="none"/>
    </style:style>
    <style:style style:name="P35" style:family="paragraph" style:parent-style-name="Standard">
      <style:text-properties fo:font-variant="normal" fo:text-transform="none" fo:color="#333333" loext:opacity="100%" style:font-name="Caladea" fo:font-size="12pt" fo:letter-spacing="normal" fo:font-style="normal" fo:font-weight="normal" officeooo:paragraph-rsid="001533c4" style:font-size-asian="12pt" style:font-size-complex="12pt" loext:padding="0cm" loext:border="none"/>
    </style:style>
    <style:style style:name="P36" style:family="paragraph" style:parent-style-name="Standard">
      <style:paragraph-properties fo:margin-left="0cm" fo:margin-right="0.529cm" fo:margin-top="0cm" fo:margin-bottom="0cm" style:contextual-spacing="false" style:line-height-at-least="0.794cm" fo:orphans="2" fo:widows="2" fo:text-indent="0cm" style:auto-text-indent="false"/>
      <style:text-properties fo:font-variant="normal" fo:text-transform="none" fo:color="#333333" loext:opacity="100%" style:font-name="Caladea" fo:font-size="12pt" fo:letter-spacing="normal" fo:font-style="normal" fo:font-weight="normal" style:font-size-asian="12pt" style:font-size-complex="12pt" loext:padding="0cm" loext:border="none"/>
    </style:style>
    <style:style style:name="P37" style:family="paragraph" style:parent-style-name="Standard">
      <style:text-properties fo:font-variant="normal" fo:text-transform="none" fo:color="#333333" loext:opacity="100%" style:font-name="Caladea" fo:font-size="12pt" fo:letter-spacing="normal" fo:font-style="normal" fo:font-weight="normal" officeooo:paragraph-rsid="001a550a" style:font-size-asian="12pt" style:font-size-complex="12pt" loext:padding="0cm" loext:border="none"/>
    </style:style>
    <style:style style:name="P38" style:family="paragraph" style:parent-style-name="Standard">
      <style:text-properties officeooo:paragraph-rsid="001881bf"/>
    </style:style>
    <style:style style:name="P39" style:family="paragraph" style:parent-style-name="Standard">
      <style:text-properties style:font-name="Caladea" fo:font-size="12pt" officeooo:paragraph-rsid="001a550a" style:font-size-asian="12pt" style:font-size-complex="12pt"/>
    </style:style>
    <style:style style:name="P40" style:family="paragraph" style:parent-style-name="Standard">
      <style:text-properties style:font-name="Caladea" fo:font-size="12pt" officeooo:paragraph-rsid="001533c4" style:font-size-asian="12pt" style:font-size-complex="12pt"/>
    </style:style>
    <style:style style:name="P41" style:family="paragraph" style:parent-style-name="Standard">
      <style:text-properties style:font-name="Caladea" officeooo:paragraph-rsid="001881bf"/>
    </style:style>
    <style:style style:name="P42" style:family="paragraph" style:parent-style-name="Standard">
      <style:text-properties style:font-name="Caladea" officeooo:paragraph-rsid="001a550a"/>
    </style:style>
    <style:style style:name="P43" style:family="paragraph" style:parent-style-name="Standard">
      <style:text-properties officeooo:paragraph-rsid="001a550a"/>
    </style:style>
    <style:style style:name="P44" style:family="paragraph" style:parent-style-name="Standard">
      <style:text-properties officeooo:paragraph-rsid="001a5a4d"/>
    </style:style>
    <style:style style:name="P45" style:family="paragraph" style:parent-style-name="Standard">
      <style:paragraph-properties fo:text-align="end" style:justify-single-word="false"/>
      <style:text-properties fo:color="#50938a" loext:opacity="100%" style:font-name="Caladea" fo:font-size="12pt" fo:font-style="italic" fo:font-weight="bold" officeooo:rsid="001bab40" officeooo:paragraph-rsid="001bab40" fo:background-color="transparent" style:font-size-asian="12pt" style:font-style-asian="italic" style:font-weight-asian="bold" style:font-size-complex="12pt" style:font-style-complex="italic" style:font-weight-complex="bold"/>
    </style:style>
    <style:style style:name="P46" style:family="paragraph" style:parent-style-name="Table_20_Contents">
      <style:text-properties fo:font-weight="bold"/>
    </style:style>
    <style:style style:name="P47" style:family="paragraph" style:parent-style-name="Table_20_Contents">
      <style:text-properties style:font-name="Caladea" fo:font-weight="normal" style:font-weight-asian="normal" style:font-weight-complex="normal"/>
    </style:style>
    <style:style style:name="P48" style:family="paragraph" style:parent-style-name="Text_20_body" style:list-style-name="L1">
      <style:paragraph-properties fo:margin-left="0.318cm" fo:margin-right="0cm" fo:margin-top="0cm" fo:margin-bottom="0cm" style:contextual-spacing="false" fo:orphans="2" fo:widows="2" fo:text-indent="0cm" style:auto-text-indent="false" fo:padding="0cm" fo:border="none"/>
      <style:text-properties officeooo:paragraph-rsid="0016867d"/>
    </style:style>
    <style:style style:name="P49" style:family="paragraph" style:parent-style-name="Text_20_body" style:list-style-name="L1">
      <style:paragraph-properties fo:margin-left="0.318cm" fo:margin-right="0cm" fo:margin-top="0cm" fo:margin-bottom="0cm" style:contextual-spacing="false" fo:orphans="2" fo:widows="2" fo:text-indent="0cm" style:auto-text-indent="false" fo:padding="0cm" fo:border="none"/>
    </style:style>
    <style:style style:name="P50" style:family="paragraph" style:parent-style-name="Text_20_body" style:list-style-name="L2">
      <style:paragraph-properties fo:margin-left="0.318cm" fo:margin-right="0cm" fo:margin-top="0cm" fo:margin-bottom="0cm" style:contextual-spacing="false" fo:orphans="2" fo:widows="2" fo:text-indent="0cm" style:auto-text-indent="false" fo:padding="0cm" fo:border="none"/>
      <style:text-properties officeooo:paragraph-rsid="0016867d"/>
    </style:style>
    <style:style style:name="P51" style:family="paragraph" style:parent-style-name="Text_20_body" style:list-style-name="L3">
      <style:paragraph-properties fo:margin-left="0cm" fo:margin-right="0cm" fo:margin-top="0cm" fo:margin-bottom="0cm" style:contextual-spacing="false" fo:orphans="2" fo:widows="2" fo:text-indent="0cm" style:auto-text-indent="false" fo:padding="0cm" fo:border="none"/>
      <style:text-properties officeooo:paragraph-rsid="001a550a"/>
    </style:style>
    <style:style style:name="P52" style:family="paragraph" style:parent-style-name="Text_20_body" style:list-style-name="L4">
      <style:paragraph-properties fo:margin-top="0cm" fo:margin-bottom="0.741cm" style:contextual-spacing="false" fo:orphans="2" fo:widows="2" fo:padding="0cm" fo:border="none"/>
    </style:style>
    <style:style style:name="P53" style:family="paragraph" style:parent-style-name="Text_20_body">
      <style:paragraph-properties fo:margin-left="0cm" fo:margin-right="0cm" fo:margin-top="0cm" fo:margin-bottom="0.794cm" style:contextual-spacing="false" fo:orphans="2" fo:widows="2" fo:text-indent="0cm" style:auto-text-indent="false" fo:padding="0cm" fo:border="none"/>
    </style:style>
    <style:style style:name="P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Caladea" fo:font-size="12pt" fo:letter-spacing="normal" fo:font-style="normal" fo:font-weight="normal" style:font-size-asian="12pt" style:font-weight-asian="normal" style:font-size-complex="12pt" style:font-weight-complex="normal"/>
    </style:style>
    <style:style style:name="P55"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text-properties officeooo:paragraph-rsid="001881bf"/>
    </style:style>
    <style:style style:name="P56" style:family="paragraph" style:parent-style-name="Text_20_body">
      <style:paragraph-properties fo:margin-left="0cm" fo:margin-right="0cm" fo:margin-top="0cm" fo:margin-bottom="0cm" style:contextual-spacing="false" style:line-height-at-least="0.635cm" fo:orphans="2" fo:widows="2" fo:text-indent="0cm" style:auto-text-indent="false" fo:padding="0cm" fo:border="none"/>
    </style:style>
    <style:style style:name="P57" style:family="paragraph" style:parent-style-name="Text_20_body">
      <style:paragraph-properties fo:margin-top="0cm" fo:margin-bottom="0.741cm" style:contextual-spacing="false" fo:orphans="2" fo:widows="2" fo:padding="0cm" fo:border="none"/>
      <style:text-properties officeooo:rsid="001a550a" officeooo:paragraph-rsid="001a550a"/>
    </style:style>
    <style:style style:name="T1" style:family="text">
      <style:text-properties officeooo:rsid="00113fc1"/>
    </style:style>
    <style:style style:name="T2" style:family="text">
      <style:text-properties fo:font-variant="normal" fo:text-transform="none" fo:color="#000000" loext:opacity="100%" style:text-line-through-style="none" style:text-line-through-type="none" style:font-name="Caladea" fo:font-size="12pt" fo:letter-spacing="normal" fo:font-style="normal" style:text-underline-style="none" fo:font-weight="normal" style:text-blinking="false" style:font-size-asian="12pt" style:font-weight-asian="normal" style:font-size-complex="12pt" style:font-weight-complex="normal" loext:padding="0cm" loext:border="none"/>
    </style:style>
    <style:style style:name="T3" style:family="text">
      <style:text-properties fo:font-variant="normal" fo:text-transform="none" fo:color="#000000" loext:opacity="100%" style:text-line-through-style="none" style:text-line-through-type="none" style:font-name="Caladea" fo:font-size="12pt" fo:letter-spacing="normal" fo:font-style="normal" style:text-underline-style="none" fo:font-weight="normal" style:text-blinking="false" style:font-size-asian="12pt" style:font-size-complex="12pt" loext:padding="0cm" loext:border="none"/>
    </style:style>
    <style:style style:name="T4" style:family="text">
      <style:text-properties fo:font-variant="normal" fo:text-transform="none" fo:color="#000000" loext:opacity="100%" style:font-name="Caladea"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loext:opacity="100%" style:font-name="Caladea" fo:font-size="12pt" fo:letter-spacing="normal" fo:font-style="normal" fo:font-weight="normal" style:font-size-asian="12pt" style:font-weight-asian="normal" style:font-size-complex="12pt" style:font-weight-complex="normal" loext:padding="0cm" loext:border="none"/>
    </style:style>
    <style:style style:name="T6" style:family="text">
      <style:text-properties fo:font-variant="normal" fo:text-transform="none" fo:color="#000000" loext:opacity="100%" style:font-name="Caladea" fo:font-size="12pt" fo:letter-spacing="normal" fo:font-style="normal" fo:font-weight="normal" officeooo:rsid="00135b5f" style:font-size-asian="12pt" style:font-weight-asian="normal" style:font-size-complex="12pt" style:font-weight-complex="normal" loext:padding="0cm" loext:border="none"/>
    </style:style>
    <style:style style:name="T7" style:family="text">
      <style:text-properties fo:font-variant="normal" fo:text-transform="none" fo:color="#000000" loext:opacity="100%" style:font-name="Caladea" fo:font-size="12pt" fo:letter-spacing="normal" fo:font-style="normal" fo:font-weight="normal" officeooo:rsid="001533c4" style:font-size-asian="12pt" style:font-weight-asian="normal" style:font-size-complex="12pt" style:font-weight-complex="normal" loext:padding="0cm" loext:border="none"/>
    </style:style>
    <style:style style:name="T8" style:family="text">
      <style:text-properties fo:font-variant="normal" fo:text-transform="none" fo:color="#000000" loext:opacity="100%" style:font-name="Caladea" fo:font-size="12pt" fo:letter-spacing="normal" fo:font-style="normal" fo:font-weight="normal" officeooo:rsid="001881bf" style:font-size-asian="12pt" style:font-weight-asian="normal" style:font-size-complex="12pt" style:font-weight-complex="normal"/>
    </style:style>
    <style:style style:name="T9" style:family="text">
      <style:text-properties fo:font-variant="normal" fo:text-transform="none" fo:color="#000000" loext:opacity="100%" style:font-name="Caladea" fo:font-size="12pt" fo:letter-spacing="normal" fo:font-style="normal" fo:font-weight="normal" officeooo:rsid="001881bf" style:font-size-asian="12pt" style:font-weight-asian="normal" style:font-size-complex="12pt" style:font-weight-complex="normal" loext:padding="0cm" loext:border="none"/>
    </style:style>
    <style:style style:name="T10" style:family="text">
      <style:text-properties fo:font-variant="normal" fo:text-transform="none" fo:color="#000000" loext:opacity="100%" style:font-name="Caladea" fo:font-size="12pt" fo:letter-spacing="normal" fo:font-style="normal" fo:font-weight="normal" style:font-size-asian="12pt" style:font-size-complex="12pt"/>
    </style:style>
    <style:style style:name="T11" style:family="text">
      <style:text-properties fo:font-variant="normal" fo:text-transform="none" fo:color="#000000" loext:opacity="100%" style:font-name="Caladea" fo:font-size="12pt" fo:letter-spacing="normal" fo:font-style="normal" fo:font-weight="normal" style:font-size-asian="12pt" style:font-size-complex="12pt" loext:padding="0cm" loext:border="none"/>
    </style:style>
    <style:style style:name="T12" style:family="text">
      <style:text-properties fo:font-variant="normal" fo:text-transform="none" fo:color="#000000" loext:opacity="100%" style:font-name="Caladea" fo:font-size="12pt" fo:letter-spacing="normal" fo:font-style="normal" fo:font-weight="normal" officeooo:rsid="0017a2e1" style:font-size-asian="12pt" style:font-size-complex="12pt" loext:padding="0cm" loext:border="none"/>
    </style:style>
    <style:style style:name="T13" style:family="text">
      <style:text-properties fo:font-variant="normal" fo:text-transform="none" fo:color="#000000" loext:opacity="100%" style:font-name="Caladea" fo:font-size="12pt" fo:letter-spacing="normal" fo:font-style="normal" fo:font-weight="normal" officeooo:rsid="001a550a" style:font-size-asian="12pt" style:font-size-complex="12pt"/>
    </style:style>
    <style:style style:name="T14" style:family="text">
      <style:text-properties fo:font-variant="normal" fo:text-transform="none" fo:color="#000000" loext:opacity="100%" style:font-name="Caladea" fo:font-size="12pt" fo:letter-spacing="normal" fo:font-style="normal" fo:font-weight="normal" officeooo:rsid="001a550a" style:font-size-asian="12pt" style:font-size-complex="12pt" loext:padding="0cm" loext:border="none"/>
    </style:style>
    <style:style style:name="T15" style:family="text">
      <style:text-properties fo:font-variant="normal" fo:text-transform="none" fo:color="#000000" loext:opacity="100%" style:font-name="Caladea" fo:font-size="12pt" fo:letter-spacing="normal" fo:font-style="normal" fo:font-weight="normal" style:font-size-asian="12pt" style:font-style-asian="normal" style:font-weight-asian="normal" style:font-size-complex="12pt" style:font-style-complex="normal" style:font-weight-complex="normal"/>
    </style:style>
    <style:style style:name="T16" style:family="text">
      <style:text-properties fo:font-variant="normal" fo:text-transform="none" fo:color="#000000" loext:opacity="100%" style:font-name="Caladea" fo:font-size="12pt" fo:letter-spacing="normal" fo:font-style="normal" fo:font-weight="normal" style:font-size-asian="12pt" style:font-style-asian="normal" style:font-weight-asian="normal" style:font-size-complex="12pt" style:font-style-complex="normal" style:font-weight-complex="normal" loext:padding="0cm" loext:border="none"/>
    </style:style>
    <style:style style:name="T17" style:family="text">
      <style:text-properties fo:font-variant="normal" fo:text-transform="none" fo:color="#000000" loext:opacity="100%" style:font-name="Caladea" fo:font-size="12pt" fo:letter-spacing="normal" fo:font-style="normal" fo:font-weight="normal" officeooo:rsid="001881bf" style:font-size-asian="12pt" style:font-style-asian="normal" style:font-weight-asian="normal" style:font-size-complex="12pt" style:font-style-complex="normal" style:font-weight-complex="normal"/>
    </style:style>
    <style:style style:name="T18" style:family="text">
      <style:text-properties fo:font-variant="normal" fo:text-transform="none" fo:color="#000000" loext:opacity="100%" style:font-name="Caladea" fo:font-size="12pt" fo:letter-spacing="normal" fo:font-style="normal" fo:font-weight="normal"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font-name="Caladea" fo:font-size="12pt" fo:letter-spacing="normal" fo:font-style="normal" fo:font-weight="normal" officeooo:rsid="00113fc1"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font-name="Caladea" fo:font-size="12pt" fo:letter-spacing="normal" fo:font-style="normal" fo:font-weight="normal" fo:background-color="transparent" loext:char-shading-value="0" style:font-size-asian="12pt" style:font-weight-asian="normal" style:font-size-complex="12pt" style:font-weight-complex="normal" loext:padding="0cm" loext:border="none"/>
    </style:style>
    <style:style style:name="T21" style:family="text">
      <style:text-properties fo:font-variant="normal" fo:text-transform="none" fo:color="#000000" loext:opacity="100%" style:font-name="Caladea" fo:font-size="12pt" fo:letter-spacing="normal" fo:font-style="normal" fo:font-weight="normal" officeooo:rsid="00135b5f" fo:background-color="transparent" loext:char-shading-value="0" style:font-size-asian="12pt" style:font-weight-asian="normal" style:font-size-complex="12pt" style:font-weight-complex="normal" loext:padding="0cm" loext:border="none"/>
    </style:style>
    <style:style style:name="T22" style:family="text">
      <style:text-properties fo:font-variant="normal" fo:text-transform="none" fo:color="#000000" loext:opacity="100%" style:font-name="Caladea" fo:font-size="12pt" fo:letter-spacing="normal" fo:font-style="normal" fo:font-weight="bold" officeooo:rsid="0017a2e1" style:font-size-asian="12pt" style:font-weight-asian="bold" style:font-size-complex="12pt" style:font-weight-complex="bold" loext:padding="0cm" loext:border="none"/>
    </style:style>
    <style:style style:name="T23" style:family="text">
      <style:text-properties fo:font-variant="normal" fo:text-transform="none" fo:color="#000000" loext:opacity="100%" style:font-name="Caladea" fo:font-size="12pt" fo:letter-spacing="normal" fo:font-style="normal" style:text-underline-style="solid" style:text-underline-width="auto" style:text-underline-color="font-color" fo:font-weight="normal" style:font-size-asian="12pt" style:font-weight-asian="normal" style:font-size-complex="12pt" style:font-weight-complex="normal" loext:padding="0cm" loext:border="none"/>
    </style:style>
    <style:style style:name="T24" style:family="text">
      <style:text-properties fo:font-variant="normal" fo:text-transform="none" fo:letter-spacing="normal"/>
    </style:style>
    <style:style style:name="T25" style:family="text">
      <style:text-properties fo:font-variant="normal" fo:text-transform="none" fo:letter-spacing="normal" officeooo:rsid="001279e9"/>
    </style:style>
    <style:style style:name="T26" style:family="text">
      <style:text-properties fo:font-variant="normal" fo:text-transform="none" fo:letter-spacing="normal" officeooo:rsid="00135b5f"/>
    </style:style>
    <style:style style:name="T27" style:family="text">
      <style:text-properties fo:font-variant="normal" fo:text-transform="none" fo:letter-spacing="normal" fo:font-style="normal"/>
    </style:style>
    <style:style style:name="T28" style:family="text">
      <style:text-properties fo:font-variant="normal" fo:text-transform="none" fo:color="#333333" loext:opacity="100%" fo:font-size="12pt" fo:letter-spacing="normal" fo:font-style="normal" fo:font-weight="normal" style:font-size-asian="12pt" style:font-size-complex="12pt"/>
    </style:style>
    <style:style style:name="T29" style:family="text">
      <style:text-properties fo:font-variant="normal" fo:text-transform="none" fo:color="#333333" loext:opacity="100%" fo:font-size="12pt" fo:letter-spacing="normal" fo:font-style="normal" fo:font-weight="normal" officeooo:rsid="001a550a" style:font-size-asian="12pt" style:font-size-complex="12pt"/>
    </style:style>
    <style:style style:name="T30" style:family="text">
      <style:text-properties fo:font-variant="normal" fo:text-transform="none" fo:color="#333333" loext:opacity="100%" fo:font-size="12pt" fo:letter-spacing="normal" fo:font-style="normal" fo:font-weight="normal" style:font-size-asian="12pt" style:font-weight-asian="normal" style:font-size-complex="12pt" style:font-weight-complex="normal"/>
    </style:style>
    <style:style style:name="T31" style:family="text">
      <style:text-properties fo:font-variant="normal" fo:text-transform="none" fo:color="#333333" loext:opacity="100%" fo:letter-spacing="normal" fo:font-style="normal" fo:font-weight="normal"/>
    </style:style>
    <style:style style:name="T32" style:family="text">
      <style:text-properties fo:font-variant="normal" fo:text-transform="none" fo:color="#333333" loext:opacity="100%" fo:letter-spacing="normal" fo:font-style="normal" fo:font-weight="normal" style:font-weight-asian="normal" style:font-weight-complex="normal"/>
    </style:style>
    <style:style style:name="T33" style:family="text">
      <style:text-properties fo:font-variant="normal" fo:text-transform="none" fo:color="#333333" loext:opacity="100%" fo:letter-spacing="normal" fo:font-style="normal" fo:font-weight="bold"/>
    </style:style>
    <style:style style:name="T34" style:family="text">
      <style:text-properties fo:font-variant="normal" fo:text-transform="none" fo:color="#333333" loext:opacity="100%" fo:letter-spacing="normal" fo:font-style="normal" fo:font-weight="bold" style:font-weight-asian="bold" style:font-weight-complex="bold"/>
    </style:style>
    <style:style style:name="T35" style:family="text">
      <style:text-properties fo:font-variant="normal" fo:text-transform="none" fo:color="#333333" loext:opacity="100%" style:font-name="Caladea"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333333" loext:opacity="100%" style:font-name="Caladea" fo:font-size="12pt" fo:letter-spacing="normal" fo:font-style="normal" fo:font-weight="normal" officeooo:rsid="001a550a" style:font-size-asian="12pt" style:font-weight-asian="normal" style:font-size-complex="12pt" style:font-weight-complex="normal"/>
    </style:style>
    <style:style style:name="T37" style:family="text">
      <style:text-properties fo:font-variant="normal" fo:text-transform="none" fo:color="#333333" loext:opacity="100%" style:font-name="Caladea" fo:font-size="12pt" fo:letter-spacing="normal" fo:font-style="normal" fo:font-weight="normal" style:font-size-asian="12pt" style:font-size-complex="12pt"/>
    </style:style>
    <style:style style:name="T38" style:family="text">
      <style:text-properties fo:font-variant="normal" fo:text-transform="none" fo:color="#333333" loext:opacity="100%" style:font-name="Caladea" fo:font-size="12pt" fo:letter-spacing="normal" fo:font-style="normal" fo:font-weight="normal" style:font-size-asian="12pt" style:font-size-complex="12pt" loext:padding="0cm" loext:border="none"/>
    </style:style>
    <style:style style:name="T39" style:family="text">
      <style:text-properties fo:font-variant="normal" fo:text-transform="none" fo:color="#333333" loext:opacity="100%" style:font-name="Caladea" fo:font-size="12pt" fo:letter-spacing="normal" fo:font-style="normal" fo:font-weight="normal" officeooo:rsid="001a550a" style:font-size-asian="12pt" style:font-size-complex="12pt"/>
    </style:style>
    <style:style style:name="T40" style:family="text">
      <style:text-properties fo:font-variant="normal" fo:text-transform="none" fo:color="#333333" loext:opacity="100%" style:font-name="Caladea" fo:font-size="12pt" fo:letter-spacing="normal" fo:font-style="normal" fo:font-weight="normal" officeooo:rsid="00113fc1" style:font-size-asian="12pt" style:font-weight-asian="bold" style:font-size-complex="12pt" style:font-weight-complex="bold"/>
    </style:style>
    <style:style style:name="T41" style:family="text">
      <style:text-properties fo:font-variant="normal" fo:text-transform="none" fo:color="#333333" loext:opacity="100%" style:font-name="Caladea" fo:font-size="12pt" fo:letter-spacing="normal" fo:font-style="normal" fo:font-weight="bold" style:font-size-asian="12pt" style:font-size-complex="12pt"/>
    </style:style>
    <style:style style:name="T42" style:family="text">
      <style:text-properties fo:font-variant="normal" fo:text-transform="none" fo:color="#333333" loext:opacity="100%" style:font-name="Caladea" fo:font-size="12pt" fo:letter-spacing="normal" fo:font-style="normal" fo:font-weight="bold" officeooo:rsid="001a550a" style:font-size-asian="12pt" style:font-size-complex="12pt"/>
    </style:style>
    <style:style style:name="T43" style:family="text">
      <style:text-properties fo:font-variant="normal" fo:text-transform="none" fo:color="#333333" loext:opacity="100%" style:font-name="Open Sans" fo:font-size="12pt" fo:letter-spacing="normal" fo:font-style="normal" fo:font-weight="normal"/>
    </style:style>
    <style:style style:name="T44" style:family="text">
      <style:text-properties fo:font-variant="normal" fo:text-transform="none" fo:color="#333333" loext:opacity="100%" style:font-name="Open Sans" fo:font-size="12pt" fo:letter-spacing="normal" fo:font-style="normal" fo:font-weight="normal" style:font-size-asian="12pt" style:font-size-complex="12pt"/>
    </style:style>
    <style:style style:name="T45" style:family="text">
      <style:text-properties fo:font-variant="normal" fo:text-transform="none" fo:color="#333333" loext:opacity="100%" style:font-name="Open Sans" fo:font-size="12pt" fo:letter-spacing="normal" fo:font-style="normal" fo:font-weight="normal" officeooo:rsid="001a550a" style:font-size-asian="12pt" style:font-size-complex="12pt"/>
    </style:style>
    <style:style style:name="T46" style:family="text">
      <style:text-properties fo:font-variant="normal" fo:text-transform="none" fo:color="#333333" loext:opacity="100%" style:font-name="Open Sans" fo:font-size="12pt" fo:letter-spacing="normal" fo:font-style="normal" fo:font-weight="normal" style:font-size-asian="12pt" style:font-weight-asian="normal" style:font-size-complex="12pt" style:font-weight-complex="normal"/>
    </style:style>
    <style:style style:name="T47" style:family="text">
      <style:text-properties fo:font-variant="normal" fo:text-transform="none" fo:color="#333333" loext:opacity="100%" style:font-name="Open Sans" fo:font-size="12pt" fo:letter-spacing="normal" fo:font-style="normal" fo:font-weight="normal" officeooo:rsid="001a550a"/>
    </style:style>
    <style:style style:name="T48" style:family="text">
      <style:text-properties fo:font-variant="normal" fo:text-transform="none" fo:color="#333333" loext:opacity="100%" style:font-name="Open Sans" fo:font-size="12pt" fo:letter-spacing="normal" fo:font-style="normal" fo:font-weight="normal" style:font-weight-asian="normal" style:font-weight-complex="normal"/>
    </style:style>
    <style:style style:name="T49" style:family="text">
      <style:text-properties fo:font-variant="normal" fo:text-transform="none" fo:color="#333333" loext:opacity="100%" style:font-name="Open Sans" fo:letter-spacing="normal" fo:font-style="normal" fo:font-weight="bold"/>
    </style:style>
    <style:style style:name="T50" style:family="text">
      <style:text-properties fo:font-variant="normal" fo:text-transform="none" fo:color="#333333" loext:opacity="100%" style:font-name="Open Sans" fo:letter-spacing="normal" fo:font-style="normal" fo:font-weight="normal"/>
    </style:style>
    <style:style style:name="T51" style:family="text">
      <style:text-properties fo:font-variant="normal" fo:text-transform="none" fo:color="#333333" loext:opacity="100%" style:font-name="Open Sans" fo:letter-spacing="normal" fo:font-style="normal" fo:font-weight="normal" officeooo:rsid="001a550a"/>
    </style:style>
    <style:style style:name="T52" style:family="text">
      <style:text-properties fo:font-variant="normal" fo:text-transform="none" fo:color="#333333" loext:opacity="100%" style:font-name="Open Sans" fo:letter-spacing="normal" fo:font-style="normal" fo:font-weight="normal" style:font-weight-asian="normal" style:font-weight-complex="normal"/>
    </style:style>
    <style:style style:name="T53" style:family="text">
      <style:text-properties fo:font-variant="normal" fo:text-transform="none" fo:color="#333333" loext:opacity="100%" style:font-name="Open Sans" fo:font-size="18pt" fo:letter-spacing="normal" fo:font-style="normal" fo:font-weight="bold"/>
    </style:style>
    <style:style style:name="T54" style:family="text">
      <style:text-properties fo:font-variant="normal" fo:text-transform="none" fo:color="#333333" loext:opacity="100%" style:font-name="open sans" fo:font-size="23pt" fo:letter-spacing="normal" fo:font-style="normal" fo:font-weight="normal" officeooo:rsid="00113fc1" style:font-size-asian="12pt" style:font-weight-asian="bold" style:font-size-complex="12pt" style:font-weight-complex="bold"/>
    </style:style>
    <style:style style:name="T55" style:family="text">
      <style:text-properties fo:font-variant="normal" fo:text-transform="none" fo:color="#333333" loext:opacity="100%" style:font-name="open sans" fo:font-size="12pt" fo:letter-spacing="normal" fo:font-style="normal" fo:font-weight="normal" officeooo:rsid="00113fc1" style:font-size-asian="12pt" style:font-weight-asian="bold" style:font-size-complex="12pt" style:font-weight-complex="bold"/>
    </style:style>
    <style:style style:name="T56" style:family="text">
      <style:text-properties fo:font-variant="normal" fo:text-transform="none" fo:color="#333333" loext:opacity="100%" style:text-line-through-style="none" style:text-line-through-type="none" style:font-name="Caladea" fo:font-size="12pt" fo:letter-spacing="normal" fo:font-style="normal" style:text-underline-style="none" fo:font-weight="normal" officeooo:rsid="00113fc1" style:text-blinking="false" style:font-size-asian="12pt" style:font-weight-asian="bold" style:font-size-complex="12pt" style:font-weight-complex="bold"/>
    </style:style>
    <style:style style:name="T57" style:family="text">
      <style:text-properties fo:font-variant="normal" fo:text-transform="none" fo:color="#800080" loext:opacity="100%" style:font-name="Caladea" fo:font-size="12pt" fo:letter-spacing="normal" fo:font-style="normal" fo:font-weight="bold" style:font-size-asian="12pt" style:font-weight-asian="bold" style:font-size-complex="12pt" style:font-weight-complex="bold" loext:padding="0cm" loext:border="none"/>
    </style:style>
    <style:style style:name="T58" style:family="text">
      <style:text-properties fo:font-variant="normal" fo:text-transform="none" fo:color="#800080" loext:opacity="100%" style:font-name="Caladea"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800080" loext:opacity="100%" style:font-name="Caladea" fo:font-size="12pt" fo:letter-spacing="normal" fo:font-style="normal" fo:font-weight="normal" style:font-size-asian="12pt" style:font-weight-asian="normal" style:font-size-complex="12pt" style:font-weight-complex="normal" loext:padding="0cm" loext:border="none"/>
    </style:style>
    <style:style style:name="T60" style:family="text">
      <style:text-properties fo:font-variant="normal" fo:text-transform="none" fo:color="#800080" loext:opacity="100%" style:font-name="Caladea" fo:font-size="12pt" fo:letter-spacing="normal" fo:font-style="normal"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800080" loext:opacity="100%" style:text-line-through-style="none" style:text-line-through-type="none" style:font-name="Caladea" fo:font-size="12pt" fo:letter-spacing="normal" fo:font-style="normal" style:text-underline-style="none" fo:font-weight="normal" officeooo:rsid="00113fc1" style:text-blinking="false" style:font-size-asian="12pt" style:font-weight-asian="bold" style:font-size-complex="12pt" style:font-weight-complex="bold"/>
    </style:style>
    <style:style style:name="T62" style:family="text">
      <style:text-properties fo:font-variant="normal" fo:text-transform="none" fo:color="#fa5738" loext:opacity="100%" style:text-line-through-style="none" style:text-line-through-type="none" style:font-name="open sans" fo:font-size="23pt" fo:letter-spacing="normal" fo:font-style="normal" style:text-underline-style="none" fo:font-weight="normal" officeooo:rsid="00113fc1" style:text-blinking="false" style:font-size-asian="12pt" style:font-weight-asian="bold" style:font-size-complex="12pt" style:font-weight-complex="bold"/>
    </style:style>
    <style:style style:name="T63" style:family="text">
      <style:text-properties fo:font-variant="normal" fo:text-transform="none" fo:color="#fa5738" loext:opacity="100%" style:text-line-through-style="none" style:text-line-through-type="none" style:font-name="open sans" fo:font-size="12pt" fo:letter-spacing="normal" fo:font-style="normal" style:text-underline-style="none" fo:font-weight="normal" officeooo:rsid="00113fc1" style:text-blinking="false" style:font-size-asian="12pt" style:font-weight-asian="bold" style:font-size-complex="12pt" style:font-weight-complex="bold"/>
    </style:style>
    <style:style style:name="T64" style:family="text">
      <style:text-properties fo:font-variant="normal" fo:text-transform="none" fo:color="#fa5738" loext:opacity="100%" style:text-line-through-style="none" style:text-line-through-type="none" style:font-name="Caladea" fo:font-size="12pt" fo:letter-spacing="normal" fo:font-style="normal" style:text-underline-style="none" fo:font-weight="normal" officeooo:rsid="00113fc1" style:text-blinking="false" style:font-size-asian="12pt" style:font-weight-asian="bold" style:font-size-complex="12pt" style:font-weight-complex="bold"/>
    </style:style>
    <style:style style:name="T65" style:family="text">
      <style:text-properties officeooo:rsid="001217c3"/>
    </style:style>
    <style:style style:name="T66" style:family="text">
      <style:text-properties officeooo:rsid="001279e9"/>
    </style:style>
    <style:style style:name="T67" style:family="text">
      <style:text-properties fo:color="#000000" loext:opacity="100%" fo:font-size="12pt" fo:font-weight="bold" officeooo:rsid="00113fc1" style:font-size-asian="12pt" style:font-weight-asian="bold" style:font-size-complex="12pt" style:font-weight-complex="bold"/>
    </style:style>
    <style:style style:name="T68" style:family="text">
      <style:text-properties fo:color="#000000" loext:opacity="100%" fo:font-size="12pt" fo:font-weight="bold" officeooo:rsid="0017a2e1" style:font-size-asian="12pt" style:font-weight-asian="bold" style:font-size-complex="12pt" style:font-weight-complex="bold"/>
    </style:style>
    <style:style style:name="T69" style:family="text">
      <style:text-properties fo:color="#000000" loext:opacity="100%" style:font-name="Caladea" fo:font-size="12pt" fo:font-weight="bold" officeooo:rsid="00113fc1" style:font-size-asian="12pt" style:font-weight-asian="bold" style:font-size-complex="12pt" style:font-weight-complex="bold"/>
    </style:style>
    <style:style style:name="T70" style:family="text">
      <style:text-properties fo:color="#000000" loext:opacity="100%" style:font-name="Caladea" fo:font-size="12pt" fo:font-weight="bold" officeooo:rsid="0017a2e1" style:font-size-asian="12pt" style:font-weight-asian="bold" style:font-size-complex="12pt" style:font-weight-complex="bold"/>
    </style:style>
    <style:style style:name="T71" style:family="text">
      <style:text-properties fo:color="#000000" loext:opacity="100%" style:font-name="Caladea" fo:font-size="12pt" fo:font-weight="bold" officeooo:rsid="0016867d" style:font-size-asian="12pt" style:font-weight-asian="bold" style:font-size-complex="12pt" style:font-weight-complex="bold"/>
    </style:style>
    <style:style style:name="T72" style:family="text">
      <style:text-properties fo:color="#000000" loext:opacity="100%" style:font-name="Caladea" fo:font-size="12pt" fo:font-weight="bold" officeooo:rsid="001a5a4d" style:font-size-asian="12pt" style:font-weight-asian="bold" style:font-size-complex="12pt" style:font-weight-complex="bold"/>
    </style:style>
    <style:style style:name="T73" style:family="text">
      <style:text-properties fo:color="#000000" loext:opacity="100%" style:font-name="Caladea" fo:font-size="12pt" fo:font-weight="normal" style:font-size-asian="12pt" style:font-weight-asian="normal" style:font-size-complex="12pt" style:font-weight-complex="normal"/>
    </style:style>
    <style:style style:name="T74" style:family="text">
      <style:text-properties fo:color="#000000" loext:opacity="100%" style:font-name="Caladea" fo:font-size="12pt" fo:font-weight="normal" officeooo:rsid="00113fc1" style:font-size-asian="12pt" style:font-weight-asian="normal" style:font-size-complex="12pt" style:font-weight-complex="normal"/>
    </style:style>
    <style:style style:name="T75" style:family="text">
      <style:text-properties fo:color="#000000" loext:opacity="100%" style:font-name="Caladea" fo:font-size="12pt" fo:font-weight="normal" officeooo:rsid="00135b5f" style:font-size-asian="12pt" style:font-weight-asian="normal" style:font-size-complex="12pt" style:font-weight-complex="normal"/>
    </style:style>
    <style:style style:name="T76" style:family="text">
      <style:text-properties fo:color="#000000" loext:opacity="100%" style:font-name="Caladea" fo:font-size="12pt" fo:font-weight="normal" officeooo:rsid="0016867d" style:font-size-asian="12pt" style:font-weight-asian="normal" style:font-size-complex="12pt" style:font-weight-complex="normal"/>
    </style:style>
    <style:style style:name="T77" style:family="text">
      <style:text-properties fo:color="#000000" loext:opacity="100%" style:font-name="Caladea" fo:font-size="12pt" fo:font-weight="normal" officeooo:rsid="001a550a" style:font-size-asian="12pt" style:font-weight-asian="normal" style:font-size-complex="12pt" style:font-weight-complex="normal"/>
    </style:style>
    <style:style style:name="T78" style:family="text">
      <style:text-properties fo:color="#000000" loext:opacity="100%" style:font-name="Caladea" fo:font-size="12pt" fo:font-weight="normal" officeooo:rsid="001a5a4d" style:font-size-asian="12pt" style:font-weight-asian="normal" style:font-size-complex="12pt" style:font-weight-complex="normal"/>
    </style:style>
    <style:style style:name="T79" style:family="text">
      <style:text-properties fo:color="#000000" loext:opacity="100%" style:font-name="Caladea" fo:font-size="12pt" fo:font-weight="normal" fo:background-color="transparent" loext:char-shading-value="0" style:font-size-asian="12pt" style:font-weight-asian="normal" style:font-size-complex="12pt" style:font-weight-complex="normal"/>
    </style:style>
    <style:style style:name="T80" style:family="text">
      <style:text-properties fo:color="#000000" loext:opacity="100%" style:font-name="Caladea" fo:font-weight="bold" officeooo:rsid="00113fc1" style:font-weight-asian="bold" style:font-weight-complex="bold"/>
    </style:style>
    <style:style style:name="T81" style:family="text">
      <style:text-properties fo:color="#000000" loext:opacity="100%" fo:font-weight="bold" style:font-weight-asian="bold" style:font-weight-complex="bold"/>
    </style:style>
    <style:style style:name="T82" style:family="text">
      <style:text-properties fo:color="#000000" loext:opacity="100%" fo:font-weight="bold" officeooo:rsid="001a550a" style:font-weight-asian="bold" style:font-weight-complex="bold"/>
    </style:style>
    <style:style style:name="T83" style:family="text">
      <style:text-properties fo:color="#000000" loext:opacity="100%" fo:font-weight="bold" officeooo:rsid="00113fc1" style:font-weight-asian="bold" style:font-weight-complex="bold"/>
    </style:style>
    <style:style style:name="T84" style:family="text">
      <style:text-properties officeooo:rsid="00135b5f"/>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font-weight="bold" officeooo:rsid="00113fc1" style:font-weight-asian="bold" style:font-weight-complex="bold"/>
    </style:style>
    <style:style style:name="T88" style:family="text">
      <style:text-properties officeooo:rsid="00137c9e"/>
    </style:style>
    <style:style style:name="T89" style:family="text">
      <style:text-properties fo:font-weight="normal" style:font-weight-asian="normal" style:font-weight-complex="normal"/>
    </style:style>
    <style:style style:name="T90" style:family="text">
      <style:text-properties fo:font-weight="normal" officeooo:rsid="0016867d" style:font-weight-asian="normal" style:font-weight-complex="normal"/>
    </style:style>
    <style:style style:name="T91" style:family="text">
      <style:text-properties officeooo:rsid="001533c4"/>
    </style:style>
    <style:style style:name="T92" style:family="text">
      <style:text-properties style:font-name="Caladea" fo:font-size="12pt" style:font-size-asian="12pt" style:font-size-complex="12pt"/>
    </style:style>
    <style:style style:name="T93" style:family="text">
      <style:text-properties officeooo:rsid="001881bf"/>
    </style:style>
    <style:style style:name="T94" style:family="text">
      <style:text-properties style:font-name="inherit"/>
    </style:style>
    <style:style style:name="T95" style:family="text">
      <style:text-properties style:font-name="inherit" fo:font-weight="bold"/>
    </style:style>
    <style:style style:name="T96" style:family="text">
      <style:text-properties officeooo:rsid="001a5a4d"/>
    </style:style>
    <style:style style:name="T97" style:family="text">
      <style:text-properties style:font-weight-asian="normal" style:font-weight-complex="normal"/>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1.058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DQUISICIÓN EQUIPOS</text:p>
      <text:p text:style-name="P45">Héctor Mascuñana Rodríguez</text:p>
      <text:p text:style-name="P24"/>
      <text:p text:style-name="P24"/>
      <text:p text:style-name="P27">PC Oficina</text:p>
      <text:p text:style-name="P13"/>
      <text:p text:style-name="P29">Recomendación mínima</text:p>
      <text:p text:style-name="P25"/>
      <text:p text:style-name="P3"><text:span text:style-name="T69">1-Procesador</text:span><text:span text:style-name="T74">: </text:span><text:span text:style-name="T75">Co</text:span><text:span text:style-name="Strong_20_Emphasis"><text:span text:style-name="T6">n un Intel 3 podríamos trabajar sin problema, eso si, intentando que las generaciones sean lo más reciente posible y mínimo de 6 núcleos y 12 hilos.</text:span></text:span></text:p>
      <text:p text:style-name="P14"/>
      <text:p text:style-name="P15"/>
      <text:p text:style-name="P2"><text:span text:style-name="T69">2-Ram</text:span><text:span text:style-name="T74">: </text:span><text:span text:style-name="T19">“</text:span><text:span text:style-name="Strong_20_Emphasis"><text:span text:style-name="T20">Google Chrome” </text:span></text:span><text:span text:style-name="Strong_20_Emphasis"><text:span text:style-name="T21">mismamente, ya </text:span></text:span><text:span text:style-name="Strong_20_Emphasis"><text:span text:style-name="T20">consume bastante RAM</text:span></text:span><text:span text:style-name="T18">, así que no hay que escatimar aquí. </text:span><text:span text:style-name="Strong_20_Emphasis"><text:span text:style-name="T20">Los ordenadores de oficina suelen estar sometidos a mucha multitarea</text:span></text:span><text:span text:style-name="T18">, por lo que la memoria RAM es vital.</text:span><text:span text:style-name="T79"> </text:span></text:p>
      <text:p text:style-name="P2"><text:span text:style-name="Strong_20_Emphasis"><text:span text:style-name="T20">8 GB como mínimo</text:span></text:span><text:span text:style-name="T18">.</text:span><text:span text:style-name="T79"> </text:span></text:p>
      <text:p text:style-name="P15"/>
      <text:p text:style-name="P15"><text:span text:style-name="T86">3-Disco duro</text:span>:</text:p>
      <text:p text:style-name="P15"/>
      <text:p text:style-name="P19"><text:span text:style-name="T1"><text:tab/>-Tamaño:</text:span><text:span text:style-name="T25"> Unos </text:span><text:span text:style-name="T26">7</text:span><text:span text:style-name="T25">0GB</text:span></text:p>
      <text:p text:style-name="P20"><text:span text:style-name="T24"><text:tab/>(Windows 10 pesa 18GB y un programa como Excel 16GB, calculando que necesitamos <text:tab/>espacio para guardar documentos, redondeamos a </text:span><text:span text:style-name="T26">7</text:span><text:span text:style-name="T24">0</text:span><text:span text:style-name="T26">GB</text:span><text:span text:style-name="T24">)</text:span></text:p>
      <text:p text:style-name="P31"/>
      <text:p text:style-name="P19"><text:span text:style-name="T1">-Tipo: </text:span><text:span text:style-name="T84">HDD</text:span></text:p>
      <text:p text:style-name="P15"/>
      <text:p text:style-name="P16"><text:span text:style-name="T86">4-Tarjeta gráfica</text:span>: <text:span text:style-name="T88">Al ser de oficina no nos interesa una gráfica potente.</text:span></text:p>
      <text:p text:style-name="P15"/>
      <text:p text:style-name="P7">5-Monitor:</text:p>
      <text:p text:style-name="P19"><text:span text:style-name="T1"><text:tab/>-</text:span><text:span text:style-name="T65">Hz</text:span><text:span text:style-name="T1">: </text:span><text:span text:style-name="T66">44Hz</text:span></text:p>
      <text:p text:style-name="P21"><text:tab/>-Conectividad: <text:span text:style-name="T66">VGA</text:span></text:p>
      <text:p text:style-name="P21"><text:tab/>-Resolución:<text:span text:style-name="T27">1280 x 768</text:span> </text:p>
      <text:p text:style-name="P15"/>
      <text:p text:style-name="P19"><text:span text:style-name="T87">6-Fuente de alimentación</text:span><text:span text:style-name="T1">: </text:span><text:span text:style-name="T88">Nos llegará con </text:span>600W </text:p>
      <text:p text:style-name="P26"/>
      <text:p text:style-name="P26"/>
      <text:p text:style-name="P29">Recomendación óptima</text:p>
      <text:p text:style-name="P26"/>
      <text:p text:style-name="P15"><text:span text:style-name="T86">1-Procesador</text:span>: <text:span text:style-name="T66">1GHZ</text:span></text:p>
      <text:p text:style-name="P15"/>
      <text:p text:style-name="P17"><text:span text:style-name="T86">2-Ram:</text:span> <text:span text:style-name="T66">2</text:span><text:span text:style-name="T65">GB(32bits) // </text:span><text:span text:style-name="T66">4</text:span><text:span text:style-name="T65">GB (64bits)</text:span></text:p>
      <text:p text:style-name="P15"/>
      <text:p text:style-name="P15"><text:span text:style-name="T86">3-Disco duro</text:span>:</text:p>
      <text:p text:style-name="P15"/>
      <text:p text:style-name="P15"><text:tab/>-Ta<text:span text:style-name="T84">maño: Cuanto más tamaño mejor</text:span></text:p>
      <text:p text:style-name="P15"/>
      <text:p text:style-name="P1"><text:span text:style-name="T73"><text:tab/>-Tipo: </text:span><text:span text:style-name="Strong_20_Emphasis"><text:span text:style-name="T5">prioriza</text:span></text:span><text:span text:style-name="Strong_20_Emphasis"><text:span text:style-name="T7">mos </text:span></text:span><text:span text:style-name="Strong_20_Emphasis"><text:span text:style-name="T5">en SSDs</text:span></text:span><text:span text:style-name="T4">. Los HDD han quedado relegados para labores de simple <text:tab/>almacenamiento.</text:span><text:span text:style-name="Strong_20_Emphasis"><text:span text:style-name="T5"> En las oficinas importa la productividad</text:span></text:span><text:span text:style-name="T4">, es decir, que el PC no vaya <text:tab/>lento, <text:s/>que tarde en cargar los programas, en leer o guardar datos, etc.</text:span><text:span text:style-name="Strong_20_Emphasis"><text:span text:style-name="T5"> Los SSD tienen <text:tab/>un impacto brutal en la velocidad del sistema</text:span></text:span><text:span text:style-name="T4">, así que priorizad en ellos, <text:tab/>especialmente en los </text:span><text:span text:style-name="Strong_20_Emphasis"><text:span text:style-name="T5">SSD M.2.</text:span></text:span><text:span text:style-name="T73"> </text:span></text:p>
      <text:p text:style-name="P15"><text:soft-page-break/></text:p>
      <text:p text:style-name="P16"><text:span text:style-name="T86">4-Tarjeta gráfica</text:span>: <text:span text:style-name="T88">Al ser de oficina no </text:span><text:span text:style-name="T93">necesitamos</text:span><text:span text:style-name="T88"> una gráfica potente.</text:span></text:p>
      <text:p text:style-name="P15"/>
      <text:p text:style-name="P15"><text:span text:style-name="T86">5-Monitor</text:span>: <text:s/><text:span text:style-name="T88">No </text:span><text:span text:style-name="T93">requerimos de </text:span><text:span text:style-name="T88">monitores especiales para oficina, podríamos mejorar las características en general, como el tamaño y resolución, pero no influye en absoluto en el rendimiento de nuestro </text:span><text:span text:style-name="T91">trabajo.</text:span></text:p>
      <text:p text:style-name="P16"><text:tab/></text:p>
      <text:p text:style-name="P15"><text:span text:style-name="T86">6-Fuente de alimentación</text:span>: <text:span text:style-name="T88">Podríamos subir la potencia a 750W, pero más es poner por poner.</text:span></text:p>
      <text:p text:style-name="P15"/>
      <text:p text:style-name="P24"/>
      <text:p text:style-name="P27">PC Programador informático</text:p>
      <text:p text:style-name="P24"/>
      <text:p text:style-name="P24"/>
      <text:p text:style-name="P29">Recomendación mínima</text:p>
      <text:p text:style-name="P25"/>
      <text:p text:style-name="P10"/>
      <text:p text:style-name="P4"><text:span text:style-name="T69">1-Procesador: </text:span><text:span text:style-name="T4">Para ejecutar cualquier entorno IDE o editor de texto en el que escribir, incluso un procesador antiguo te puede valer. No son software demasiado exigente.</text:span></text:p>
      <text:p text:style-name="P6"><text:span text:style-name="T4">Puedes elegir cualquier </text:span><text:span text:style-name="Strong_20_Emphasis"><text:span text:style-name="T5">microprocesador actual de Intel o de AMD</text:span></text:span><text:span text:style-name="T4">, aunque puede que si te interesa optimizar el software necesites uno u otro concretamente. </text:span></text:p>
      <text:p text:style-name="P6"><text:span text:style-name="T4">En el caso de </text:span><text:span text:style-name="Strong_20_Emphasis"><text:span text:style-name="T23">compilación cruzada </text:span></text:span><text:span text:style-name="T4">no importaría demasiado, puesto que estás compilando para otra arquitectura diferente a la tuya y simplemente necesitas</text:span><text:span text:style-name="T58"> velocidad</text:span><text:span text:style-name="T4"> para que no se demore demasiado. Por ejemplo, cuando usas Android Studio para crear apps para dispositivos móviles con ARM.</text:span></text:p>
      <text:p text:style-name="P55"><text:span text:style-name="T4">En el caso de que crees programas usando </text:span><text:span text:style-name="Strong_20_Emphasis"><text:span text:style-name="T5">programación paralela</text:span></text:span><text:span text:style-name="T4">, tal vez te interesa un Intel Xeon, un Intel Core i7/i9, un AMD EPYC, o AMD Threadripper. </text:span></text:p>
      <text:p text:style-name="P55"><text:span text:style-name="T4">Estos procesadores tienen un mayor recuento de núcleos y por tanto, mejores que las otras series para probar tus programas paralelos.</text:span></text:p>
      <text:p text:style-name="P8"/>
      <text:p text:style-name="P8">2-Ram: <text:span text:style-name="T90">No necesitamos mas de 16GB, pero tenemos que tener en cuenta la velocidad y en este caso es necesario que minimo tenga unos 3000Mhz si queremos programar a alto nivel sin problemas.</text:span></text:p>
      <text:p text:style-name="P8"/>
      <text:p text:style-name="P38"><text:span text:style-name="T69">3-Disco duro: </text:span><text:span text:style-name="T15">Ocurre algo parecido al microprocesador. Para el IDE o el editor de texto con el que introduces el código valdría una capacidad mínima, pero no a la hora de </text:span><text:span text:style-name="Strong_20_Emphasis"><text:span text:style-name="T16">compilar o de ejecutar ciertos emuladores </text:span></text:span><text:span text:style-name="T15">(p.e. en Android Studio), o </text:span><text:span text:style-name="T60">máquinas virtuales</text:span><text:span text:style-name="T15"> donde probar. </text:span><text:span text:style-name="T17"><text:s/>En</text:span><text:span text:style-name="T15"> esos casos, la demanda sería superior.</text:span></text:p>
      <text:p text:style-name="P6"><text:span text:style-name="T15">Aquí </text:span><text:span text:style-name="Strong_20_Emphasis"><text:span text:style-name="T16">puede depender un poco de lo que necesites en cada caso</text:span></text:span><text:span text:style-name="T15">. Unos 8GB podría ser suficientes para algunos que crean programas sencillos, y para otros programadores necesitarían más.</text:span></text:p>
      <text:p text:style-name="P8"/>
      <text:p text:style-name="P8"/>
      <text:p text:style-name="P8"/>
      <text:p text:style-name="P8"/>
      <text:p text:style-name="P8"/>
      <text:p text:style-name="P8"/>
      <text:p text:style-name="P4"><text:soft-page-break/><text:span text:style-name="T69">4-Tarjeta gráfica</text:span><text:span text:style-name="T74">: </text:span><text:span text:style-name="T4">La GPU puede parecer que no importa prácticamente nada o nada para programar. </text:span><text:span text:style-name="T8">E</text:span><text:span text:style-name="T4">s cierto en algunos casos. </text:span><text:span text:style-name="T8">S</text:span><text:span text:style-name="T4">i quieres desarrollar videojuegos y tienes que trabajar con </text:span><text:span text:style-name="Strong_20_Emphasis"><text:span text:style-name="T5">diseño gráfico </text:span></text:span><text:span text:style-name="Strong_20_Emphasis"><text:span text:style-name="T9">y </text:span></text:span><text:span text:style-name="T4">la tarjeta gráfica se vuelve algo más crítica. Por eso, en el caso de que quieras desarrollar y probar videojuegos, deberías montar una tarjeta gráfica decente para gaming.</text:span></text:p>
      <text:p text:style-name="P55"><text:span text:style-name="T4">Otro caso donde la gráfica se vuelve importante es si vas a desarrollar </text:span><text:span text:style-name="Strong_20_Emphasis"><text:span text:style-name="T5">código </text:span></text:span><text:span text:style-name="T4">para IA </text:span></text:p>
      <text:p text:style-name="P55"><text:span text:style-name="T4">En es</text:span><text:span text:style-name="T8">e </text:span><text:span text:style-name="T4">caso deberías fijarte en tarjetas AMD y NVIDIA para </text:span><text:span text:style-name="T58">profesionales</text:span><text:span text:style-name="T4"> o aceleradores en el caso de que quieras crear código específico para este tipo de productos.</text:span></text:p>
      <text:p text:style-name="P18"/>
      <text:p text:style-name="P5"><text:span text:style-name="T71">5-Monitor</text:span><text:span text:style-name="T76">: </text:span><text:span text:style-name="T4">Vas a pasar </text:span><text:span text:style-name="Strong_20_Emphasis"><text:span text:style-name="T5">gran cantidad de tiempo mirando una pantalla </text:span></text:span><text:span text:style-name="T4">mientras escribes código, además de buscar posibles errores de sintaxis o tipeo en tu IDE o editor de texto donde suelas escribir el código. Por eso, contar con una pantalla de gran tamaño y con una buena resolución no solo resulta más cómodo, sino que tu vista te lo agradecerá. Además, si tienes varias ventanas abiertas en pantalla a la vez, puede ser beneficioso que no sea una superficie de trabajo demasiado ridícula.</text:span></text:p>
      <text:p text:style-name="P6"><text:span text:style-name="T4">En caso de ser un PC de sobremesa, lo mejor es que tengas una pantalla de </text:span><text:span text:style-name="Strong_20_Emphasis"><text:span text:style-name="T5">al menos 23″ y FullHD</text:span></text:span><text:span text:style-name="T4">. Si optas por una pantalla de mayor tamaño y con una resolución superior, como las 4K, mucho mejor.</text:span></text:p>
      <text:p text:style-name="P9"/>
      <text:p text:style-name="P9">Una recomendación mínima para un PC de programador seria algo asi:</text:p>
      <text:p text:style-name="P9"/>
      <text:list xml:id="list610506564" text:style-name="L1">
        <text:list-item>
          <text:p text:style-name="P48"><text:span text:style-name="T4">CPU:</text:span><text:a xlink:type="simple" xlink:href="https://amzn.to/2lfPOI7" text:style-name="Internet_20_link" text:visited-style-name="Visited_20_Internet_20_Link"><text:span text:style-name="T2">AMD Ryzen 7 3700X</text:span></text:a></text:p>
        </text:list-item>
        <text:list-item>
          <text:p text:style-name="P49"><text:span text:style-name="T4">GPU:</text:span><text:a xlink:type="simple" xlink:href="https://amzn.to/31Crksb" text:style-name="Internet_20_link" text:visited-style-name="Visited_20_Internet_20_Link"><text:span text:style-name="T2">AMD RX 590 8GB</text:span></text:a></text:p>
        </text:list-item>
        <text:list-item>
          <text:p text:style-name="P49"><text:span text:style-name="T4">Placa Base:</text:span><text:a xlink:type="simple" xlink:href="https://amzn.to/2jJpoxO" text:style-name="Internet_20_link" text:visited-style-name="Visited_20_Internet_20_Link"><text:span text:style-name="T2">MSI X570-A Pro</text:span></text:a></text:p>
        </text:list-item>
        <text:list-item>
          <text:p text:style-name="P49"><text:span text:style-name="T4">RAM:</text:span><text:a xlink:type="simple" xlink:href="https://amzn.to/2ldXM4u" text:style-name="Internet_20_link" text:visited-style-name="Visited_20_Internet_20_Link"><text:span text:style-name="T2">Corsair Vengeance 16GB DDR4 3000Mhz</text:span></text:a></text:p>
        </text:list-item>
        <text:list-item>
          <text:p text:style-name="P49"><text:span text:style-name="T4">Almacenamiento:</text:span><text:a xlink:type="simple" xlink:href="https://amzn.to/2jJz1gg" text:style-name="Internet_20_link" text:visited-style-name="Visited_20_Internet_20_Link"><text:span text:style-name="T2">Samsung 970 EVO 500GB</text:span></text:a></text:p>
        </text:list-item>
        <text:list-item>
          <text:p text:style-name="P49"><text:span text:style-name="T4">PSU:</text:span><text:a xlink:type="simple" xlink:href="https://www.amazon.es/Corsair-RM750x-Alimentación-Totalmente-Modular/dp/B079QGPVMC/ref=as_li_ss_tl?ie=UTF8&amp;qid=1550483945&amp;sr=8-1-fkmr1&amp;keywords=Corsair+RM+V2+750W+80Plus&amp;linkCode=sl1&amp;tag=guiahardware-21&amp;linkId=fb29c8c137ccc68b34083961d9c62b91&amp;language=es_ES" text:style-name="Internet_20_link" text:visited-style-name="Visited_20_Internet_20_Link"><text:span text:style-name="T2">Corsair RM V2 750W 80Plus</text:span></text:a></text:p>
        </text:list-item>
      </text:list>
      <text:p text:style-name="P26"/>
      <text:p text:style-name="P29">Recomendación óptima</text:p>
      <text:p text:style-name="P33"/>
      <text:p text:style-name="P33"/>
      <text:p text:style-name="P30"/>
      <text:p text:style-name="P12"/>
      <text:p text:style-name="P34">No sería necesario mejorar la configuración anterior, pero podemos contar con un par de mejoras:</text:p>
      <text:p text:style-name="P32"/>
      <text:list xml:id="list3323368742" text:style-name="L2">
        <text:list-item>
          <text:p text:style-name="P50"><text:span text:style-name="T10">CPU:</text:span><text:a xlink:type="simple" xlink:href="https://www.awin1.com/cread.php?awinmid=20982&amp;awinaffid=366495&amp;ued=https%3A%2F%2Fwww.pccomponentes.com%2Famd-ryzen-9-5900x-37-ghz" text:style-name="Internet_20_link" text:visited-style-name="Visited_20_Internet_20_Link"><text:span text:style-name="T3">AMD Ryzen 9 5900X</text:span></text:a></text:p>
        </text:list-item>
        <text:list-item>
          <text:p text:style-name="P50"><text:span text:style-name="T10">GPU:</text:span><text:a xlink:type="simple" xlink:href="https://tidd.ly/3F42ntN" text:style-name="Internet_20_link" text:visited-style-name="Visited_20_Internet_20_Link"><text:span text:style-name="T3">AMD Radeon RX6600XT 8GB</text:span></text:a></text:p>
        </text:list-item>
        <text:list-item>
          <text:p text:style-name="P50"><text:span text:style-name="T10">Placa Base:</text:span><text:a xlink:type="simple" xlink:href="https://www.awin1.com/cread.php?awinmid=20982&amp;awinaffid=366495&amp;ued=https%3A%2F%2Fwww.pccomponentes.com%2Fgigabyte-x570-aorus-ultra" text:style-name="Internet_20_link" text:visited-style-name="Visited_20_Internet_20_Link"><text:span text:style-name="T3">Gigabyte X570 Aorus Ultra</text:span></text:a></text:p>
        </text:list-item>
        <text:list-item>
          <text:p text:style-name="P50"><text:span text:style-name="T10">RAM:</text:span><text:a xlink:type="simple" xlink:href="https://www.awin1.com/cread.php?awinmid=20982&amp;awinaffid=366495&amp;ued=https%3A%2F%2Fwww.pccomponentes.com%2Fgskill-trident-z-neo-ddr4-3600-pc4-28800-32gb-2x16gb-cl16" text:style-name="Internet_20_link" text:visited-style-name="Visited_20_Internet_20_Link"><text:span text:style-name="T3">32GB Gskill Trident Z NEO 3600Mhz</text:span></text:a></text:p>
        </text:list-item>
        <text:list-item>
          <text:p text:style-name="P50"><text:span text:style-name="T10">Almacenamiento: </text:span><text:a xlink:type="simple" xlink:href="https://www.awin1.com/cread.php?awinmid=20982&amp;awinaffid=366495&amp;ued=https%3A%2F%2Fwww.pccomponentes.com%2Fsamsung-980-pro-ssd-1tb-pcie-nvme-m2" text:style-name="Internet_20_link" text:visited-style-name="Visited_20_Internet_20_Link"><text:span text:style-name="T3">Samsung 980 PRO 1TB NVMe</text:span></text:a></text:p>
        </text:list-item>
        <text:list-item>
          <text:p text:style-name="P50"><text:span text:style-name="T10">PSU:</text:span><text:a xlink:type="simple" xlink:href="https://www.amazon.es/Corsair-RM750x-Alimentación-Totalmente-Modular/dp/B079QGPVMC/ref=as_li_ss_tl?ie=UTF8&amp;qid=1550483945&amp;sr=8-1-fkmr1&amp;keywords=Corsair+RM+V2+750W+80Plus&amp;linkCode=sl1&amp;tag=guiahardware-21&amp;linkId=fb29c8c137ccc68b34083961d9c62b91&amp;language=es_ES" text:style-name="Internet_20_link" text:visited-style-name="Visited_20_Internet_20_Link"><text:span text:style-name="T3">Corsair RM V2 750W 80Plus</text:span></text:a></text:p>
        </text:list-item>
      </text:list>
      <text:p text:style-name="P24"/>
      <text:p text:style-name="P24"/>
      <text:p text:style-name="P24"/>
      <text:p text:style-name="P24"/>
      <text:p text:style-name="P24"/>
      <text:p text:style-name="P24"/>
      <text:p text:style-name="P27"><text:soft-page-break/>PC Gamer</text:p>
      <text:p text:style-name="P28"/>
      <text:p text:style-name="P29">Recomendación mínima</text:p>
      <text:p text:style-name="P11"/>
      <text:p text:style-name="P43"><text:span text:style-name="T69">1-Procesador: </text:span><text:span text:style-name="T35">Los procesadores Core i7 y Ryzen 7 solo son realmente necesarios si pretendes construir un PC con </text:span><text:span text:style-name="T36">una </text:span><text:span text:style-name="T35">GPU potente, ya que la función principal de la CPU en los juegos es alimentar a la GPU con toda la información necesaria.</text:span></text:p>
      <text:p text:style-name="P43"><text:span text:style-name="T35"><text:s/>Si la CPU no puede seguir el ritmo, se produce lo que se denomina “</text:span><text:span text:style-name="Strong_20_Emphasis"><text:span text:style-name="T5">cuello de botella”</text:span></text:span><text:span text:style-name="T35">. </text:span></text:p>
      <text:p text:style-name="P43"><text:span text:style-name="T35">Esto significa que una parte de la potencia de procesamiento de la GPU </text:span><text:span text:style-name="T36">se perderá</text:span><text:span text:style-name="T35">.</text:span></text:p>
      <text:p text:style-name="P54">También puedes optar por un procesador Core i7 o Ryzen 7 si quieres una mayor velocidad mientras no juegas, ya que estos procesadores son capaces de manejar mucho más.</text:p>
      <text:p text:style-name="P7"/>
      <text:p text:style-name="P43"><text:span text:style-name="T69">2-Ram:</text:span><text:span text:style-name="Strong_20_Emphasis"><text:span text:style-name="T11"> </text:span></text:span><text:span text:style-name="Strong_20_Emphasis"><text:span text:style-name="T14">U</text:span></text:span><text:span text:style-name="Strong_20_Emphasis"><text:span text:style-name="T12">na de 16</text:span></text:span><text:span text:style-name="Strong_20_Emphasis"><text:span text:style-name="T11">GB de RAM</text:span></text:span><text:span text:style-name="Strong_20_Emphasis"><text:span text:style-name="T38"> </text:span></text:span><text:span text:style-name="T37">para tu PC gamer, <text:s/>Todo lo que sea superior es simplemente excesivo, ya que 32 GB o más de RAM sólo se necesitan para estaciones de trabajo y servidores.</text:span><text:span text:style-name="T92"> </text:span><text:span text:style-name="Strong_20_Emphasis"><text:span text:style-name="T11">frecuencia de funcionamiento</text:span></text:span><text:span text:style-name="Strong_20_Emphasis"><text:span text:style-name="T38"> </text:span></text:span><text:span text:style-name="T37">del módulo RAM, que suele oscilar entre los 2133MHz y los 3200MHz para DDR4, aunque hay modelos extremadamente rápido que llegan hasta los 4600MHz.</text:span></text:p>
      <text:p text:style-name="P7"/>
      <text:p text:style-name="P7">3-Disco duro:</text:p>
      <text:p text:style-name="P7"><text:tab/>-Tamaño:</text:p>
      <text:p text:style-name="P7"><text:tab/>-Tipo:</text:p>
      <text:p text:style-name="P7"/>
      <text:p text:style-name="P7">4-Tarjeta gráfica:</text:p>
      <text:p text:style-name="P7"/>
      <text:p text:style-name="P43"><text:span text:style-name="T69">5-Monitor:</text:span></text:p>
      <text:p text:style-name="P43"><text:span text:style-name="T69"/></text:p>
      <text:p text:style-name="P43"><text:span text:style-name="T69"><text:s/></text:span><text:span text:style-name="T77">Necesitamos dos atributos principalmente:</text:span></text:p>
      <text:p text:style-name="P39"><text:span text:style-name="T82"/></text:p>
      <text:p text:style-name="P43"><text:span text:style-name="Strong_20_Emphasis"><text:span text:style-name="T42"><text:tab/>Óptimo t</text:span></text:span><text:span text:style-name="Strong_20_Emphasis"><text:span text:style-name="T41">iempo de respuesta: </text:span></text:span><text:span text:style-name="T37">de 1ms MPRT, para que no sufras de <text:tab/> <text:tab/>desenfoques en la imagen.</text:span></text:p>
      <text:p text:style-name="P39"><text:span text:style-name="T31"/></text:p>
      <text:list xml:id="list419380283" text:style-name="L4">
        <text:list-header>
          <text:p text:style-name="P52"><text:span text:style-name="Strong_20_Emphasis"><text:span text:style-name="T42"><text:s text:c="2"/>Buena t</text:span></text:span><text:span text:style-name="Strong_20_Emphasis"><text:span text:style-name="T41">asa de refresco de 144 Hz </text:span></text:span><text:span text:style-name="T37">te permitirá apreciar los cambios rápidamente y así entrar en acción tan veloz como puedas.</text:span></text:p>
        </text:list-header>
      </text:list>
      <text:p text:style-name="P57"><text:span text:style-name="T37">Los jugadores profesionales recomiendan jugar con 24´, pero ya es gusto personal.</text:span></text:p>
      <text:p text:style-name="P41"><text:span text:style-name="T67">6-</text:span><text:span text:style-name="T68">Refrigeracion: </text:span></text:p>
      <text:p text:style-name="P38"><text:span text:style-name="Strong_20_Emphasis"><text:span text:style-name="T22"/></text:span></text:p>
      <text:p text:style-name="P38"><text:span text:style-name="Strong_20_Emphasis"><text:span text:style-name="T57">Refrigeración por Aire: </text:span></text:span><text:span text:style-name="T35">La tarjeta puede tener uno, dos o tres ventiladores que empujan el aire a través de un disipador abierto. Es el tipo de refrigeración más popular y eficiente en la mayoría de los casos.</text:span></text:p>
      <text:p text:style-name="P41"><text:span text:style-name="T30"/></text:p>
      <text:p text:style-name="P38"><text:span text:style-name="Strong_20_Emphasis"><text:span text:style-name="T57">Refrigeración por Blower:</text:span></text:span><text:span text:style-name="T35"> Esta solución de refrigeración, que se utiliza principalmente en las tarjetas de referencia, se basa en un único ventilador y un disipador cerrado. El ventilador expulsa el aire caliente por la parte trasera de la tarjeta, lo que hace que estas tarjetas sean adecuadas para cajas pequeñas. Sin embargo, a algunas personas les gusta este tipo de tarjetas por su atractivo estético</text:span></text:p>
      <text:p text:style-name="P15"/>
      <text:p text:style-name="P15"/>
      <text:p text:style-name="P29"><text:soft-page-break/>Recomendación óptima</text:p>
      <text:p text:style-name="P10"/>
      <text:p text:style-name="P43"><text:span text:style-name="T69">1-Procesador: </text:span><text:span text:style-name="T10">Puede que algunas personas afirm</text:span><text:span text:style-name="T13">en</text:span><text:span text:style-name="T10"> que necesitas un </text:span><text:a xlink:type="simple" xlink:href="https://www.intel.es/content/www/es/es/products/details/processors/core/x.html" office:target-frame-name="_blank" xlink:show="new" text:style-name="Internet_20_link" text:visited-style-name="Visited_20_Internet_20_Link">Core i9</text:a><text:span text:style-name="T11"> </text:span><text:span text:style-name="T10">o un </text:span><text:a xlink:type="simple" xlink:href="https://www.amd.com/es/products/ryzen-threadripper" office:target-frame-name="_blank" xlink:show="new" text:style-name="Internet_20_link" text:visited-style-name="Visited_20_Internet_20_Link"><text:span text:style-name="T11">Ryzen Threadripper</text:span></text:a><text:span text:style-name="T10">, o incluso uno de los bestiales </text:span><text:a xlink:type="simple" xlink:href="https://www.amd.com/es/products/epyc" office:target-frame-name="_blank" xlink:show="new" text:style-name="Internet_20_link" text:visited-style-name="Visited_20_Internet_20_Link"><text:span text:style-name="T11">AMD EPYC</text:span></text:a><text:span text:style-name="T10">. </text:span></text:p>
      <text:p text:style-name="P43"><text:span text:style-name="T10">Sin embargo, esos no están pensados para gaming, sino para servidores que necesitan el tipo de potencia de procesamiento que permiten esos procesadores. Para los juegos, son simplemente una exageración muy cara que no te dará un mejor rendimiento en el juego. </text:span></text:p>
      <text:p text:style-name="P8"/>
      <text:p text:style-name="P44"><text:span text:style-name="T78">El mas top del mercado</text:span><text:span text:style-name="T72">: </text:span>Intel Core i9-13900KF 3 GHz Box </text:p>
      <text:p text:style-name="P8"/>
      <text:p text:style-name="P43"><text:span text:style-name="T69">2-Ram:</text:span></text:p>
      <text:p text:style-name="P42"><text:span text:style-name="T67"/></text:p>
      <text:p text:style-name="P37"><text:span text:style-name="T81">Kingston FURY Beast DDR5</text:span><text:span text:style-name="T97"> 5200MHz 32GB 2x16GB CL40 </text:span></text:p>
      <text:p text:style-name="P8"/>
      <text:p text:style-name="P8">3-Disco duro:</text:p>
      <text:p text:style-name="P8"/>
      <text:p text:style-name="P18">Corsair MP600 PRO 2TB M.2 NVMe PCIe Gen 4 x4 Hydro X Ed. SSD </text:p>
      <text:p text:style-name="P8"/>
      <text:p text:style-name="P8">4-Tarjeta gráfica: </text:p>
      <text:p text:style-name="P8"/>
      <text:p text:style-name="P18">Gigabyte RTX 3090 Vision OC 24GB GDDR6X </text:p>
      <text:p text:style-name="P8"/>
      <text:p text:style-name="P43"><text:span text:style-name="T69">5-Monitor: </text:span></text:p>
      <text:p text:style-name="P43"><text:span text:style-name="T69"/></text:p>
      <text:p text:style-name="P43"><text:span text:style-name="T40">Mejor monitor gaming ultrapanorámico: </text:span><text:a xlink:type="simple" xlink:href="https://amzn.to/3323IDT" office:target-frame-name="_blank" xlink:show="new" text:style-name="Internet_20_link" text:visited-style-name="Visited_20_Internet_20_Link"><text:span text:style-name="T61">Samsung Odyssey G9</text:span></text:a></text:p>
      <text:p text:style-name="P43"><text:span text:style-name="T56"/></text:p>
      <text:p text:style-name="P53"><text:span text:style-name="T39">N</text:span><text:span text:style-name="T37">o es un monitor barato, de hecho cuesta tanto como una buena torre de sobremesa gaming, pero su bestial diagonal de 49”, su tasa de refresco vertiginosa de 240Hz y su compatibilidad con HDR1000 </text:span><text:span text:style-name="Strong_20_Emphasis"><text:span text:style-name="T35">te van a llevar al siguiente nivel.</text:span></text:span></text:p>
      <text:p text:style-name="P43"><text:span text:style-name="T69">6-</text:span><text:span text:style-name="T70">Refrigeracion:</text:span></text:p>
      <text:p text:style-name="P43"><text:span text:style-name="T70"/></text:p>
      <text:list xml:id="list1944544108" text:style-name="L3">
        <text:list-header>
          <text:p text:style-name="P51"><text:span text:style-name="Strong_20_Emphasis"><text:span text:style-name="T57">Refrigeración por Agua</text:span></text:span><text:span text:style-name="Strong_20_Emphasis"><text:span text:style-name="T59">:</text:span></text:span><text:span text:style-name="T35"> Reservada a las tarjetas gráficas de gama alta, la refrigeración por agua es un poco más compleja que las soluciones más populares basadas en el aire. Sólo se utiliza para las tarjetas gráficas con overclocking que generan más calor del que la refrigeración por aire puede manejar cómodamente.</text:span></text:p>
        </text:list-header>
      </text:list>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adea" svg:font-family="Calade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style:font-face style:name="OpenSymbol" svg:font-family="OpenSymbol" style:font-charset="x-symbol"/>
    <style:font-face style:name="Poppins" svg:font-family="Poppins, arial"/>
    <style:font-face style:name="Poppins1" svg:font-family="Poppins, sans-serif"/>
    <style:font-face style:name="Poppins2" svg:font-family="Poppins, 'trebuchet ms'"/>
    <style:font-face style:name="inherit" svg:font-family="inherit"/>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5T19:45:01.516000000</meta:creation-date>
    <dc:date>2022-11-11T20:51:25.933000000</dc:date>
    <meta:editing-duration>PT29M13S</meta:editing-duration>
    <meta:editing-cycles>7</meta:editing-cycles>
    <meta:generator>LibreOffice/7.3.4.2$Windows_X86_64 LibreOffice_project/728fec16bd5f605073805c3c9e7c4212a0120dc5</meta:generator>
    <meta:print-date>2022-11-11T20:51:30.006000000</meta:print-date>
    <meta:document-statistic meta:table-count="0" meta:image-count="0" meta:object-count="0" meta:page-count="5" meta:paragraph-count="91" meta:word-count="1393" meta:character-count="8450" meta:non-whitespace-character-count="7115"/>
  </office:meta>
</office:document-meta>
</file>